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3.242cm" fo:min-width="6.1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justify" draw:textarea-vertical-align="middle" draw:auto-grow-height="false" fo:min-height="0.385cm" fo:min-width="0.77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385cm" fo:min-width="1.087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Noto Sans1" fo:font-size="8pt"/>
    </style:style>
    <style:style style:name="P3" style:family="paragraph">
      <loext:graphic-properties draw:fill-color="#000000"/>
      <style:paragraph-properties fo:text-align="center"/>
      <style:text-properties style:font-name="Noto Sans1" fo:font-size="8pt"/>
    </style:style>
    <style:style style:name="P4" style:family="paragraph">
      <style:paragraph-properties fo:text-align="center" style:writing-mode="lr-tb"/>
      <style:text-properties style:font-name="Noto Sans1" fo:font-size="8pt" style:font-size-asian="10pt" style:font-size-complex="10pt"/>
    </style:style>
    <style:style style:name="P5" style:family="paragraph">
      <loext:graphic-properties draw:fill="none"/>
      <style:paragraph-properties fo:text-align="center" style:writing-mode="lr-tb"/>
      <style:text-properties style:font-name="Noto Sans1" fo:font-size="8pt" style:font-size-asian="10pt" style:font-size-complex="10pt"/>
    </style:style>
    <style:style style:name="P6" style:family="paragraph">
      <style:paragraph-properties fo:text-align="center" style:writing-mode="lr-tb"/>
      <style:text-properties style:font-name="Noto Sans1" fo:font-size="8pt" style:font-size-asian="9pt" style:font-size-complex="9pt"/>
    </style:style>
    <style:style style:name="P7" style:family="paragraph">
      <loext:graphic-properties draw:fill="none"/>
      <style:paragraph-properties fo:text-align="center" style:writing-mode="lr-tb"/>
      <style:text-properties style:font-name="Noto Sans1" fo:font-size="8pt" style:font-size-asian="9pt" style:font-size-complex="9pt"/>
    </style:style>
    <style:style style:name="T1" style:family="text">
      <style:text-properties style:font-size-asian="10pt" style:font-size-complex="10pt"/>
    </style:style>
    <style:style style:name="T2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6.667cm" svg:height="3.492cm" svg:x="0cm" svg:y="0cm">
              <text:p/>
              <draw:enhanced-geometry svg:viewBox="0 0 21600 21600" draw:type="rectangle" draw:enhanced-path="M 0 0 L 21600 0 21600 21600 0 21600 0 0 Z N"/>
            </draw:custom-shape>
            <draw:polygon draw:style-name="gr2" draw:text-style-name="P2" draw:layer="layout" svg:width="6.349cm" svg:height="3.174cm" svg:x="0.158cm" svg:y="0.158cm" svg:viewBox="0 0 6350 3175" draw:points="2540,0 2540,635 0,635 0,3175 6350,3175 6350,635 3810,635 3810,0">
              <text:p/>
            </draw:polygon>
            <draw:custom-shape draw:style-name="gr3" draw:text-style-name="P3" draw:layer="layout" svg:width="0.317cm" svg:height="0.317cm" svg:x="0.634cm" svg:y="1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7cm" svg:x="1.904cm" svg:y="1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7cm" svg:x="3.174cm" svg:y="1.2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7cm" svg:x="4.444cm" svg:y="1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7cm" svg:x="5.714cm" svg:y="1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7cm" svg:x="0.634cm" svg:y="2.5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7cm" svg:x="1.904cm" svg:y="2.5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7cm" svg:x="3.174cm" svg:y="2.5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7cm" svg:x="4.444cm" svg:y="2.5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0.317cm" svg:height="0.317cm" svg:x="5.714cm" svg:y="2.5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1.27cm" svg:height="0.635cm" svg:x="5.238cm" svg:y="0.793cm">
              <text:p text:style-name="P4"><text:span text:style-name="T1">UP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27cm" svg:height="0.635cm" svg:x="1.428cm" svg:y="0.793cm">
              <text:p text:style-name="P6"><text:span text:style-name="T2">3.3V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0.635cm" svg:x="5.079cm" svg:y="2.698cm">
              <text:p text:style-name="P4"><text:span text:style-name="T1">DOWN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27cm" svg:height="0.635cm" svg:x="3.968cm" svg:y="0.793cm">
              <text:p text:style-name="P4"><text:span text:style-name="T1">LEFT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5" draw:layer="layout" svg:width="1.587cm" svg:height="0.635cm" svg:x="3.809cm" svg:y="2.698cm">
              <text:p text:style-name="P4"><text:span text:style-name="T1">RIGH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27cm" svg:height="0.635cm" svg:x="2.698cm" svg:y="2.698cm">
              <text:p text:style-name="P4"><text:span text:style-name="T1">BTN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27cm" svg:height="0.635cm" svg:x="0.158cm" svg:y="0.793cm">
              <text:p text:style-name="P4"><text:span text:style-name="T1">BTN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27cm" svg:height="0.635cm" svg:x="2.698cm" svg:y="0.793cm">
              <text:p text:style-name="P4"><text:span text:style-name="T1">BTN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7" draw:layer="layout" svg:width="1.27cm" svg:height="0.635cm" svg:x="1.428cm" svg:y="2.698cm">
              <text:p text:style-name="P6"><text:span text:style-name="T2">GND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27cm" svg:height="0.635cm" svg:x="5.238cm" svg:y="1.428cm">
              <text:p text:style-name="P4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27cm" svg:height="0.635cm" svg:x="5.238cm" svg:y="2.063cm">
              <text:p text:style-name="P4"><text:span text:style-name="T1">2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27cm" svg:height="0.635cm" svg:x="0.158cm" svg:y="1.428cm">
              <text:p text:style-name="P4"><text:span text:style-name="T1">9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1.27cm" svg:height="0.635cm" svg:x="0.158cm" svg:y="2.063cm">
              <text:p text:style-name="P4"><text:span text:style-name="T1">10</text:span></text:p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655cm" fo:page-height="3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2-11-10T10:59:52.674000000</meta:creation-date>
    <dc:date>2022-11-11T15:03:18.158000000</dc:date>
    <dc:creator>Peter Weingartner</dc:creator>
    <meta:editing-duration>PT15M19S</meta:editing-duration>
    <meta:editing-cycles>2</meta:editing-cycles>
    <meta:generator>LibreOffice/7.2.2.2$Windows_X86_64 LibreOffice_project/02b2acce88a210515b4a5bb2e46cbfb63fe97d56</meta:generator>
    <meta:document-statistic meta:object-count="27"/>
  </office:meta>
</office:document-meta>
</file>